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Ink Free" svg:font-family="'Ink Free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fo:font-weight="bold" officeooo:paragraph-rsid="00035f76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Ink Free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Ink Free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fo:font-style="italic" style:font-style-asian="italic" style:font-style-complex="italic"/>
    </style:style>
    <style:style style:name="P6" style:family="paragraph" style:parent-style-name="Standard">
      <style:text-properties fo:font-style="italic" style:font-style-asian="italic" style:font-style-complex="italic"/>
    </style:style>
    <style:style style:name="P7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8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fo:color="#ff0000" loext:opacity="100%" officeooo:paragraph-rsid="0004c021" fo:background-color="transparent"/>
    </style:style>
    <style:style style:name="P10" style:family="paragraph">
      <style:paragraph-properties fo:text-align="center"/>
    </style:style>
    <style:style style:name="T1" style:family="text">
      <style:text-properties fo:color="#c9211e" loext:opacity="100%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00a933" loext:opacity="100%"/>
    </style:style>
    <style:style style:name="T4" style:family="text">
      <style:text-properties fo:color="#00a933" loext:opacity="100%" officeooo:rsid="0004c021"/>
    </style:style>
    <style:style style:name="T5" style:family="text">
      <style:text-properties fo:color="#00a933" loext:opacity="100%" fo:background-color="#729fcf" loext:char-shading-value="0"/>
    </style:style>
    <style:style style:name="T6" style:family="text">
      <style:text-properties fo:background-color="#ff0000" loext:char-shading-value="0"/>
    </style:style>
    <style:style style:name="T7" style:family="text"/>
    <style:style style:name="T8" style:family="text">
      <style:text-properties fo:background-color="#729fcf" loext:char-shading-value="0"/>
    </style:style>
    <style:style style:name="T9" style:family="text">
      <style:text-properties fo:color="#ff0000" loext:opacity="100%"/>
    </style:style>
    <style:style style:name="T10" style:family="text">
      <style:text-properties fo:background-color="transparent" loext:char-shading-value="0"/>
    </style:style>
    <style:style style:name="T11" style:family="text">
      <style:text-properties style:use-window-font-color="true" loext:opacity="0%"/>
    </style:style>
    <style:style style:name="T12" style:family="text">
      <style:text-properties style:use-window-font-color="true" loext:opacity="0%" fo:background-color="#ff0000" loext:char-shading-value="0"/>
    </style:style>
    <style:style style:name="T13" style:family="text">
      <style:text-properties style:use-window-font-color="true" loext:opacity="0%" officeooo:rsid="0004c021"/>
    </style:style>
    <style:style style:name="T14" style:family="text">
      <style:text-properties style:use-window-font-color="true" loext:opacity="0%" style:text-underline-style="solid" style:text-underline-width="auto" style:text-underline-color="font-color" officeooo:rsid="0004c021"/>
    </style:style>
    <style:style style:name="T15" style:family="text">
      <style:text-properties style:use-window-font-color="true" loext:opacity="0%" fo:background-color="#729fcf" loext:char-shading-value="0"/>
    </style:style>
    <style:style style:name="T16" style:family="text">
      <style:text-properties style:use-window-font-color="true" loext:opacity="0%" fo:background-color="#00a933" loext:char-shading-value="0"/>
    </style:style>
    <style:style style:name="T17" style:family="text">
      <style:text-properties officeooo:rsid="0004c021"/>
    </style:style>
    <style:style style:name="T18" style:family="text">
      <style:text-properties fo:background-color="#00a933" loext:char-shading-value="0"/>
    </style:style>
    <style:style style:name="T19" style:family="text">
      <style:text-properties fo:background-color="#00a933" loext:char-shading-value="0"/>
    </style: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dentificación de elementos de una BD</text:p>
      <text:p text:style-name="P3"/>
      <text:p text:style-name="P1">Descripción:</text:p>
      <text:p text:style-name="P1"><draw:line text:anchor-type="paragraph" draw:z-index="1" draw:name="Línea horizontal 1" draw:style-name="gr1" draw:text-style-name="P10" svg:x1="-0.086cm" svg:y1="0.194cm" svg:x2="17.015cm" svg:y2="0.194cm"><text:p/></draw:line></text:p>
      <text:p text:style-name="P5">Identifica las posibles tablas, atributos, claves primarias y claves externas asociadas del</text:p>
      <text:p text:style-name="P5">siguiente escenario:</text:p>
      <text:p text:style-name="P5"><draw:line text:anchor-type="paragraph" draw:z-index="0" draw:name="Línea 1" draw:style-name="gr1" draw:text-style-name="P10" svg:x1="-0.086cm" svg:y1="0.242cm" svg:x2="16.99cm" svg:y2="0.194cm"><text:p/></draw:line></text:p>
      <text:p text:style-name="Standard">“Estamos realizando una aplicación de <text:span text:style-name="T6">películas</text:span> en streaming donde los usuarios</text:p>
      <text:p text:style-name="Standard">pueden examinar el catálogo de películas y seleccionar los productos que deseen.</text:p>
      <text:p text:style-name="Standard"/>
      <text:p text:style-name="Standard">Cada <text:span text:style-name="T6">película</text:span> tiene un <text:span text:style-name="T8">título, año, género y descripción</text:span>. También conserva la</text:p>
      <text:p text:style-name="Standard"><text:span text:style-name="T10">información del </text:span><text:span text:style-name="T16">director y de la distribuidora</text:span> de cualquier película.</text:p>
      <text:p text:style-name="Standard"/>
      <text:p text:style-name="Standard">Para los <text:span text:style-name="T12">directores</text:span>, la base de datos conserva el <text:span text:style-name="T8">nombre, la fecha de nacimiento, la</text:span></text:p>
      <text:p text:style-name="Standard"><text:span text:style-name="T8">biografía y la URL</text:span> de su página personal.</text:p>
      <text:p text:style-name="Standard"/>
      <text:p text:style-name="Standard">Para las <text:span text:style-name="T12">distribuidoras</text:span>, la base de datos conserva el <text:span text:style-name="T8">nombre, el CIF, el número de</text:span></text:p>
      <text:p text:style-name="Standard"><text:span text:style-name="T8">teléfono, el email y la URL</text:span> de su sitio web.” </text:p>
      <text:p text:style-name="Standard"/>
      <text:p text:style-name="P2">Objetivos:</text:p>
      <text:p text:style-name="Standard"/>
      <text:p text:style-name="P5">Identificar tablas, atributos, claves primarias y claves externas de una BD. </text:p>
      <text:p text:style-name="P5"/>
      <text:p text:style-name="P5"><draw:line text:anchor-type="paragraph" draw:z-index="2" draw:name="Línea 2" draw:style-name="gr1" draw:text-style-name="P10" svg:x1="-0.086cm" svg:y1="0.085cm" svg:x2="16.99cm" svg:y2="0.085cm"><text:p/></draw:line></text:p>
      <text:p text:style-name="P5"/>
      <text:p text:style-name="P7">Leyenda:</text:p>
      <text:p text:style-name="P5"/>
      <text:p text:style-name="P5"><text:span text:style-name="T1">ROJO</text:span> ‐&gt; Nombre de la tabla</text:p>
      <text:p text:style-name="P5"/>
      <text:p text:style-name="P5"><text:span text:style-name="T2">SUBRAYADO</text:span> ‐&gt; Clave primaria</text:p>
      <text:p text:style-name="P5"/>
      <text:p text:style-name="P5"><text:span text:style-name="T3">VERDE</text:span> ‐&gt; Clave externa</text:p>
      <text:p text:style-name="P5"/>
      <text:p text:style-name="P2">Resolución:</text:p>
      <text:p text:style-name="P2"/>
      <text:p text:style-name="P9">película <text:span text:style-name="T13">(</text:span><text:span text:style-name="T14">Cod_Película</text:span><text:span text:style-name="T13">, título, año, género, descripción, </text:span><text:span text:style-name="T4">cod_director, CIF_distribuidora</text:span><text:span text:style-name="T13">)</text:span></text:p>
      <text:p text:style-name="P9"><text:span text:style-name="T13"/></text:p>
      <text:p text:style-name="P9"><text:span text:style-name="T17">directores </text:span><text:span text:style-name="T13">(</text:span><text:span text:style-name="T14">Cod_Director</text:span><text:span text:style-name="T13">, nombre, la fecha de nacimiento, biografía, URL)</text:span></text:p>
      <text:p text:style-name="P9"><text:span text:style-name="T13"/></text:p>
      <text:p text:style-name="P9"><text:span text:style-name="T17">distribuidoras </text:span><text:span text:style-name="T13">(</text:span><text:span text:style-name="T14">CIF_distribuidora</text:span><text:span text:style-name="T13">, nombre, teléfono, email, URL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Ink Free" svg:font-family="'Ink Free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8T14:20:25.769000000</meta:creation-date>
    <meta:editing-duration>PT8M49S</meta:editing-duration>
    <meta:editing-cycles>3</meta:editing-cycles>
    <meta:generator>LibreOffice/7.6.2.1$Windows_X86_64 LibreOffice_project/56f7684011345957bbf33a7ee678afaf4d2ba333</meta:generator>
    <dc:date>2023-11-18T14:29:14.609000000</dc:date>
    <meta:document-statistic meta:table-count="0" meta:image-count="0" meta:object-count="0" meta:page-count="1" meta:paragraph-count="22" meta:word-count="165" meta:character-count="1126" meta:non-whitespace-character-count="981"/>
  </office:meta>
</office:document-meta>
</file>